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Menlo" fo:font-size="12.0pt"/>
    </style:style>
    <style:style style:name="P2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Menlo" fo:font-size="12.0pt" fo:color="#0544fe"/>
    </style:style>
    <style:style style:name="P3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Menlo" fo:font-size="12.0pt" fo:color="#558e28"/>
    </style:style>
    <style:style style:name="P4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Menlo" fo:font-size="12.0pt" fo:color="#c97106"/>
    </style:style>
    <style:style style:name="T1" style:family="text">
      <style:text-properties fo:color="#0544fe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style="italic" fo:font-style-asian="italic" fo:font-style-complex="italic" fo:font-weight="bold" fo:font-weight-asian="bold" fo:font-weight-complex="bold"/>
    </style:style>
    <style:style style:name="T4" style:family="text">
      <style:text-properties fo:color="#c97106"/>
    </style:style>
    <style:style style:name="T5" style:family="text">
      <style:text-properties fo:color="#558e28"/>
    </style:style>
    <style:style style:name="T6" style:family="text">
      <style:text-properties fo:color="#000000"/>
    </style:style>
    <style:style style:name="T7" style:family="text">
      <style:text-properties fo:font-weight="bold" fo:font-weight-asian="bold" fo:font-weight-complex="bold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ackage</text:span><text:s/>javaapplication29;</text:p>
      <text:p text:style-name="P1"/>
      <text:p text:style-name="P1"/>
      <text:p text:style-name="P1"><text:span text:style-name="T1">public class </text:span><text:span text:style-name="T2">Abstractismos </text:span>{</text:p>
      <text:p text:style-name="P1"/>
      <text:p text:style-name="P1"><text:span text:style-name="T1"><text:s text:c="4"/>public static void</text:span><text:s/><text:span text:style-name="T3">main</text:span>(String[] args) {</text:p>
      <text:p text:style-name="P1"><text:s text:c="8"/>// Implementación de la clase abstracta</text:p>
      <text:p text:style-name="P1"><text:s text:c="8"/></text:p>
      <text:p text:style-name="P1"><text:s text:c="8"/>Bebe B1=<text:span text:style-name="T1">new</text:span><text:s/>Bebe();</text:p>
      <text:p text:style-name="P1"><text:s text:c="8"/>B1.setNombre(<text:span text:style-name="T4">"Manolito"</text:span>);</text:p>
      <text:p text:style-name="P1"><text:s text:c="8"/>B1.setEdad(8);</text:p>
      <text:p text:style-name="P1"><text:s text:c="8"/>B1.setSexo(<text:span text:style-name="T4">"masculino"</text:span>);</text:p>
      <text:p text:style-name="P1"><text:s text:c="8"/>B1.setNacionalidad(<text:span text:style-name="T4">"chilena")</text:span>;</text:p>
      <text:p text:style-name="P1"><text:s text:c="8"/></text:p>
      <text:p text:style-name="P1"><text:s text:c="8"/>B1.comer();</text:p>
      <text:p text:style-name="P1"><text:s text:c="8"/>B1.mostrarDatos();</text:p>
      <text:p text:style-name="P1"><text:s text:c="8"/>B1.beber();</text:p>
      <text:p text:style-name="P1"><text:s text:c="8"/>System.<text:span text:style-name="T5">out.</text:span>println(<text:span text:style-name="T4">"\n"</text:span>);</text:p>
      <text:p text:style-name="P1"><text:s text:c="8"/></text:p>
      <text:p text:style-name="P1"><text:s text:c="8"/>Nina N1=<text:span text:style-name="T1">new</text:span><text:s/>Nina();</text:p>
      <text:p text:style-name="P1"><text:s text:c="8"/>N1.setNombre(<text:span text:style-name="T4">"Alejandra"</text:span>);</text:p>
      <text:p text:style-name="P1"><text:s text:c="8"/>N1.setEdad(7);</text:p>
      <text:p text:style-name="P1"><text:s text:c="8"/>N1.setSexo(<text:span text:style-name="T4">"femenino"</text:span>);</text:p>
      <text:p text:style-name="P1"><text:s text:c="8"/>N1.setNacionalidad(<text:span text:style-name="T4">"peruana"</text:span>);</text:p>
      <text:p text:style-name="P1"><text:s text:c="7"/></text:p>
      <text:p text:style-name="P1"><text:s text:c="8"/>N1.comer();</text:p>
      <text:p text:style-name="P1"><text:s text:c="8"/>N1.mostrarDatos();</text:p>
      <text:p text:style-name="P1"><text:s text:c="8"/>N1.beber();</text:p>
      <text:p text:style-name="P1"><text:s text:c="9"/>System.<text:span text:style-name="T5">out</text:span>.println(<text:span text:style-name="T4">"\n"</text:span>);</text:p>
      <text:p text:style-name="P1"><text:s text:c="9"/></text:p>
      <text:p text:style-name="P1"><text:s text:c="8"/>Hombre H1=<text:span text:style-name="T1">new</text:span><text:s/>Hombre();</text:p>
      <text:p text:style-name="P1"><text:s text:c="8"/>H1.setNombre(<text:span text:style-name="T4">"Antonio"</text:span>);</text:p>
      <text:p text:style-name="P1"><text:s text:c="8"/>H1.setEdad(40);</text:p>
      <text:p text:style-name="P1"><text:s text:c="8"/>H1.setSexo(<text:span text:style-name="T4">"masculino"</text:span>);</text:p>
      <text:p text:style-name="P1"><text:s text:c="8"/>H1.setNacionalidad(<text:span text:style-name="T4">"Argentina"</text:span>);</text:p>
      <text:p text:style-name="P1"><text:s text:c="8"/></text:p>
      <text:p text:style-name="P1"><text:s text:c="8"/>H1.mostrarDatos();</text:p>
      <text:p text:style-name="P1"><text:s text:c="8"/>H1.comer();</text:p>
      <text:p text:style-name="P1"><text:s text:c="8"/>H1.beber();</text:p>
      <text:p text:style-name="P1"><text:s text:c="4"/>} <text:s text:c="3"/></text:p>
      <text:p text:style-name="P1">}</text:p>
      <text:p text:style-name="P1"/>
      <text:p text:style-name="P1"><text:span text:style-name="T1">package</text:span><text:s/>javaapplication29;</text:p>
      <text:p text:style-name="P1"/>
      <text:p text:style-name="P1"/>
      <text:p text:style-name="P2">public abstract class<text:span text:style-name="T6"><text:s/></text:span><text:span text:style-name="T7">Persona</text:span><text:span text:style-name="T6"><text:s/>{</text:span></text:p>
      <text:p text:style-name="P1"><text:s text:c="4"/></text:p>
      <text:p text:style-name="P2">private <text:s text:c="3"/>int <text:span text:style-name="T5">edad</text:span><text:span text:style-name="T6">;</text:span></text:p>
      <text:p text:style-name="P1"><text:span text:style-name="T1">private </text:span><text:s text:c="4"/>String <text:span text:style-name="T5">nombre</text:span>;</text:p>
      <text:p text:style-name="P1"><text:span text:style-name="T1">private </text:span><text:s text:c="4"/>String <text:span text:style-name="T5">sexo</text:span>;</text:p>
      <text:p text:style-name="P3"><text:span text:style-name="T1">private <text:s/></text:span><text:span text:style-name="T6"><text:s text:c="3"/>String </text:span>nacionalidad<text:span text:style-name="T6">;</text:span></text:p>
      <text:p text:style-name="P1"><text:s text:c="4"/></text:p>
      <text:p text:style-name="P1"><text:span text:style-name="T1">public </text:span><text:s text:c="2"/><text:span text:style-name="T2">Persona</text:span><text:s/>(){</text:p>
      <text:p text:style-name="P1"><text:s text:c="3"/></text:p>
      <text:p text:style-name="P1"><text:s text:c="3"/>}</text:p>
      <text:p text:style-name="P1"/>
      <text:p text:style-name="P1"><text:s text:c="4"/><text:span text:style-name="T1">public void</text:span><text:s/><text:span text:style-name="T2">setEdad</text:span>(int edad) {</text:p>
      <text:p text:style-name="P1"><text:s text:c="8"/>this.<text:span text:style-name="T5">edad</text:span><text:s/>= edad;</text:p>
      <text:p text:style-name="P1"><text:s text:c="4"/>}</text:p>
      <text:p text:style-name="P1"/>
      <text:p text:style-name="P1"><text:s text:c="3"/><text:span text:style-name="T1"><text:s/>public void </text:span><text:span text:style-name="T2">setNombre</text:span>(String nombre) {</text:p>
      <text:p text:style-name="P1"><text:s text:c="8"/>this.<text:span text:style-name="T5">nombre</text:span><text:s/>= nombre;</text:p>
      <text:p text:style-name="P1"><text:s text:c="4"/>}</text:p>
      <text:p text:style-name="P1"/>
      <text:p text:style-name="P1"><text:s text:c="4"/><text:span text:style-name="T1">public void</text:span><text:s/><text:span text:style-name="T2">setSexo</text:span>(String sexo) {</text:p>
      <text:p text:style-name="P1"><text:s text:c="8"/>this.<text:span text:style-name="T5">sexo</text:span><text:s/>= sexo;</text:p>
      <text:p text:style-name="P1"><text:s text:c="4"/>}</text:p>
      <text:p text:style-name="P1"/>
      <text:p text:style-name="P1"><text:s text:c="3"/><text:span text:style-name="T1"><text:s/>public void</text:span><text:s/><text:span text:style-name="T2">setNacionalidad</text:span>(String nacionalidad) {</text:p>
      <text:p text:style-name="P1"><text:s text:c="8"/>this.<text:span text:style-name="T5">nacionalidad</text:span><text:s/>= nacionalidad;</text:p>
      <text:p text:style-name="P1"><text:s text:c="4"/>}</text:p>
      <text:p text:style-name="P1"/>
      <text:p text:style-name="P1"><text:s text:c="2"/><text:span text:style-name="T1"><text:s text:c="2"/>public int</text:span><text:s/><text:span text:style-name="T2">getEdad</text:span>() {</text:p>
      <text:p text:style-name="P1"><text:s text:c="8"/><text:span text:style-name="T1">return</text:span><text:s/><text:span text:style-name="T5">edad</text:span>;</text:p>
      <text:p text:style-name="P1"><text:s text:c="4"/>}</text:p>
      <text:p text:style-name="P1"/>
      <text:p text:style-name="P1"><text:s text:c="3"/><text:span text:style-name="T1"><text:s/>public</text:span><text:s/>String <text:span text:style-name="T2">getNombre</text:span>() {</text:p>
      <text:p text:style-name="P1"><text:s text:c="8"/><text:span text:style-name="T1">return</text:span><text:s/><text:span text:style-name="T5">nombre</text:span>;</text:p>
      <text:p text:style-name="P1"><text:s text:c="4"/>}</text:p>
      <text:p text:style-name="P1"/>
      <text:p text:style-name="P1"><text:s text:c="3"/><text:span text:style-name="T1"><text:s/>public </text:span>String <text:span text:style-name="T2">getSexo</text:span>() {</text:p>
      <text:p text:style-name="P1"><text:s text:c="8"/><text:span text:style-name="T1">return</text:span><text:s/><text:span text:style-name="T5">sexo</text:span>;</text:p>
      <text:p text:style-name="P1"><text:s text:c="4"/>}</text:p>
      <text:p text:style-name="P1"/>
      <text:p text:style-name="P1"><text:s text:c="3"/><text:span text:style-name="T1"><text:s/>public</text:span><text:s/>String <text:span text:style-name="T2">getNacionalidad</text:span>() {</text:p>
      <text:p text:style-name="P3"><text:span text:style-name="T6"><text:s text:c="7"/></text:span><text:span text:style-name="T1"><text:s/>return</text:span><text:span text:style-name="T6"><text:s/></text:span>nacionalidad<text:span text:style-name="T6">;</text:span></text:p>
      <text:p text:style-name="P1"><text:s text:c="4"/>}</text:p>
      <text:p text:style-name="P1"><text:s text:c="4"/></text:p>
      <text:p text:style-name="P1"><text:s text:c="4"/></text:p>
      <text:p text:style-name="P1"><text:s text:c="4"/></text:p>
      <text:p text:style-name="P2"><text:span text:style-name="T6"><text:s text:c="2"/></text:span><text:s/>public abstract void<text:span text:style-name="T6"><text:s/></text:span><text:span text:style-name="T7">mostrarDatos</text:span><text:span text:style-name="T6">();</text:span></text:p>
      <text:p text:style-name="P2"><text:span text:style-name="T6"><text:s text:c="3"/></text:span>public abstract void<text:span text:style-name="T6"><text:s/></text:span><text:span text:style-name="T7">comer</text:span><text:span text:style-name="T6">();</text:span></text:p>
      <text:p text:style-name="P2"><text:span text:style-name="T6"><text:s text:c="3"/></text:span>public abstract void<text:span text:style-name="T6"><text:s/></text:span><text:span text:style-name="T7">beber</text:span><text:span text:style-name="T6">();</text:span></text:p>
      <text:p text:style-name="P1">}</text:p>
      <text:p text:style-name="P1"/>
      <text:p text:style-name="P1"/>
      <text:p text:style-name="P1"><text:span text:style-name="T1"><text:s/>package</text:span><text:s/>javaapplication29;</text:p>
      <text:p text:style-name="P1"/>
      <text:p text:style-name="P1"/>
      <text:p text:style-name="P2">public class<text:span text:style-name="T6"><text:s/></text:span><text:span text:style-name="T7">Bebe</text:span><text:span text:style-name="T6"><text:s/></text:span>extends<text:span text:style-name="T6"><text:s/>Persona { </text:span></text:p>
      <text:p text:style-name="P1"/>
      <text:p text:style-name="P1"><text:s text:c="2"/></text:p>
      <text:p text:style-name="P1"><text:s text:c="4"/></text:p>
      <text:p text:style-name="P1"><text:span text:style-name="T1">public</text:span><text:s/><text:span text:style-name="T2">Bebe</text:span><text:s/>(){} <text:s text:c="2"/></text:p>
      <text:p text:style-name="P1"><text:span text:style-name="T1">public</text:span><text:s/><text:span text:style-name="T2">Bebe</text:span><text:s/>(<text:span text:style-name="T1">int</text:span><text:s/>edad,String nombre,String sexo,String nacionalidad){</text:p>
      <text:p text:style-name="P1"><text:s text:c="6"/></text:p>
      <text:p text:style-name="P1"><text:s text:c="4"/></text:p>
      <text:p text:style-name="P1">} </text:p>
      <text:p text:style-name="P1"><text:s text:c="3"/></text:p>
      <text:p text:style-name="P1"><text:s text:c="4"/></text:p>
      <text:p text:style-name="P1"><text:s text:c="4"/></text:p>
      <text:p text:style-name="P1"><text:s text:c="4"/>@Override</text:p>
      <text:p text:style-name="P1"><text:s text:c="4"/><text:span text:style-name="T1">public void</text:span><text:s/><text:span text:style-name="T2">mostrarDatos</text:span>() {</text:p>
      <text:p text:style-name="P1"><text:s text:c="7"/>System.<text:span text:style-name="T5">out</text:span>.println(<text:span text:style-name="T4">"tengo "</text:span>+<text:span text:style-name="T1">this</text:span>.getEdad()+<text:span text:style-name="T4">" meses"</text:span>+<text:span text:style-name="T4">" y soy de nacionalidad "</text:span>+<text:span text:style-name="T1">this</text:span>.getNacionalidad());</text:p>
      <text:p text:style-name="P1"><text:s text:c="4"/>}</text:p>
      <text:p text:style-name="P1"/>
      <text:p text:style-name="P1"><text:s text:c="4"/>@Override</text:p>
      <text:p text:style-name="P1"><text:s text:c="4"/><text:span text:style-name="T1">public void </text:span><text:span text:style-name="T2">comer</text:span>() {</text:p>
      <text:p text:style-name="P1"><text:s text:c="8"/>System.<text:span text:style-name="T5">out</text:span>.println(<text:span text:style-name="T4">"Me llamo</text:span><text:s/><text:span text:style-name="T4">"</text:span>+<text:span text:style-name="T1">this</text:span>.getNombre()+<text:span text:style-name="T4">" soy un bebé y como papillas."</text:span>);</text:p>
      <text:p text:style-name="P1"><text:s text:c="4"/>}</text:p>
      <text:p text:style-name="P1"/>
      <text:p text:style-name="P1"><text:s text:c="4"/>@Override</text:p>
      <text:p text:style-name="P1"><text:s text:c="4"/><text:span text:style-name="T1">public void</text:span><text:s/><text:span text:style-name="T2">beber</text:span>() {</text:p>
      <text:p text:style-name="P1"><text:s text:c="8"/>System.<text:span text:style-name="T5">out</text:span>.println(<text:span text:style-name="T4">"yo bebo mucha leche. "</text:span>);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><text:span text:style-name="T1">package</text:span><text:s/>javaapplication29;</text:p>
      <text:p text:style-name="P1"/>
      <text:p text:style-name="P2">public class<text:span text:style-name="T6"><text:s/></text:span><text:span text:style-name="T7">Nina</text:span><text:span text:style-name="T6"><text:s/></text:span>extends<text:span text:style-name="T6"><text:s/>Persona {</text:span></text:p>
      <text:p text:style-name="P1"><text:s text:c="4"/></text:p>
      <text:p text:style-name="P1"><text:s/><text:span text:style-name="T1">public </text:span><text:span text:style-name="T2">Nina</text:span>(<text:span text:style-name="T1">int</text:span><text:s/>edad,String nombre,String sexo,String nacionalidad){</text:p>
      <text:p text:style-name="P1"><text:s/>}</text:p>
      <text:p text:style-name="P1"><text:s text:c="2"/></text:p>
      <text:p text:style-name="P1"><text:span text:style-name="T1"><text:s/>public</text:span><text:s/>Nina(){} <text:s text:c="2"/></text:p>
      <text:p text:style-name="P1"><text:s text:c="4"/></text:p>
      <text:p text:style-name="P1"><text:s text:c="3"/></text:p>
      <text:p text:style-name="P1"/>
      <text:p text:style-name="P1"><text:s text:c="4"/>@Override</text:p>
      <text:p text:style-name="P1"><text:s text:c="3"/><text:span text:style-name="T1"><text:s/>public void</text:span><text:s/><text:span text:style-name="T2">mostrarDatos</text:span>() {</text:p>
      <text:p text:style-name="P1"><text:s text:c="8"/>System.<text:span text:style-name="T5">out</text:span>.println(<text:span text:style-name="T4">"tengo "</text:span>+ <text:span text:style-name="T1">this</text:span>.getEdad()+ <text:span text:style-name="T4">"años,soy de necionalidad "</text:span><text:span text:style-name="T1">+this</text:span>.getNacionalidad());</text:p>
      <text:p text:style-name="P1"><text:s text:c="4"/>}</text:p>
      <text:p text:style-name="P1"/>
      <text:p text:style-name="P1"><text:s text:c="4"/>@Override</text:p>
      <text:p text:style-name="P1"><text:s text:c="4"/><text:span text:style-name="T1">public void</text:span><text:s/><text:span text:style-name="T2">comer</text:span>() {</text:p>
      <text:p text:style-name="P4"><text:span text:style-name="T6"><text:s text:c="8"/>System.</text:span><text:span text:style-name="T5">out</text:span><text:span text:style-name="T6">.println(</text:span>"Mi nombre es "<text:span text:style-name="T6">+</text:span><text:span text:style-name="T1">this</text:span><text:span text:style-name="T6">.getNombre()+</text:span>" soy una niña grande, como frutas enteras y comida de grande. "<text:span text:style-name="T6">);</text:span></text:p>
      <text:p text:style-name="P1"><text:s text:c="4"/>}</text:p>
      <text:p text:style-name="P1"/>
      <text:p text:style-name="P1"><text:s text:c="4"/>@Override</text:p>
      <text:p text:style-name="P1"><text:s text:c="3"/><text:span text:style-name="T1"><text:s/>public void</text:span><text:s/><text:span text:style-name="T2">beber</text:span>() {</text:p>
      <text:p text:style-name="P4"><text:span text:style-name="T6"><text:s text:c="8"/>System.</text:span><text:span text:style-name="T5">out</text:span><text:span text:style-name="T6">.println(</text:span>"Yo bebo jugos naturales, leche y de vez en cuando bebidas. "<text:span text:style-name="T6">);</text:span>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><text:span text:style-name="T1">package</text:span><text:s/>javaapplication29;</text:p>
      <text:p text:style-name="P1"/>
      <text:p text:style-name="P1"/>
      <text:p text:style-name="P2">public class<text:span text:style-name="T6"><text:s/></text:span><text:span text:style-name="T7">Hombre</text:span><text:span text:style-name="T6"><text:s/></text:span>extends<text:span text:style-name="T6"><text:s/>Persona {</text:span></text:p>
      <text:p text:style-name="P1"><text:s text:c="4"/></text:p>
      <text:p text:style-name="P1"><text:span text:style-name="T1"><text:s text:c="4"/>public</text:span><text:s/><text:span text:style-name="T2">Hombre</text:span><text:s/>(<text:span text:style-name="T1">int</text:span><text:s/>edad,String nombre,String sexo,String nacionalidad){</text:p>
      <text:p text:style-name="P1"><text:s text:c="4"/>}</text:p>
      <text:p text:style-name="P1"><text:s text:c="3"/><text:span text:style-name="T1"><text:s/>public</text:span><text:s/><text:span text:style-name="T2">Hombre</text:span>(){}</text:p>
      <text:p text:style-name="P1"><text:s text:c="4"/></text:p>
      <text:p text:style-name="P1"><text:s text:c="4"/></text:p>
      <text:p text:style-name="P1"><text:s text:c="4"/>@Override</text:p>
      <text:p text:style-name="P1"><text:s text:c="4"/><text:span text:style-name="T1">public void</text:span><text:span text:style-name="T2"><text:s/>mostrarDatos</text:span>() {</text:p>
      <text:p text:style-name="P1"><text:s text:c="8"/>System.<text:span text:style-name="T5">out</text:span>.println(<text:span text:style-name="T4">"Soy un especímen "</text:span>+this.getSexo()+<text:span text:style-name="T4">" de "</text:span>+ this.getEdad()+ <text:span text:style-name="T4">" años mi nombre es "</text:span>+this.getNombre()+<text:span text:style-name="T4">" y soy de nacionalidad "</text:span>+this.getNacionalidad());</text:p>
      <text:p text:style-name="P1"><text:s text:c="4"/>}</text:p>
      <text:p text:style-name="P1"/>
      <text:p text:style-name="P1"><text:s text:c="4"/>@Override</text:p>
      <text:p text:style-name="P1"><text:s text:c="3"/><text:span text:style-name="T1"><text:s/>public void</text:span><text:s/><text:span text:style-name="T2">comer</text:span>() {</text:p>
      <text:p text:style-name="P4"><text:span text:style-name="T6"><text:s text:c="8"/>System.</text:span><text:span text:style-name="T5">out</text:span><text:span text:style-name="T6">.println(</text:span>"Me gusta comer asados y me encantan las papas fritas. <text:s/>"<text:span text:style-name="T6">);</text:span></text:p>
      <text:p text:style-name="P1"><text:s text:c="4"/>}</text:p>
      <text:p text:style-name="P1"/>
      <text:p text:style-name="P1"><text:s text:c="4"/>@Override</text:p>
      <text:p text:style-name="P1"><text:s text:c="3"/><text:span text:style-name="T1"><text:s/>public void</text:span><text:s/><text:span text:style-name="T2">beber</text:span>() {</text:p>
      <text:p text:style-name="P4"><text:span text:style-name="T6"><text:s text:c="8"/>System.</text:span><text:span text:style-name="T5">out</text:span><text:span text:style-name="T6">.println(</text:span>"Para beber prefiero la cerveza y en ocaciones un vinito añejo. "<text:span text:style-name="T6">);</text:span></text:p>
      <text:p text:style-name="P1"><text:s text:c="4"/>}</text:p>
      <text:p text:style-name="P1"><text:s text:c="4"/>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5</meta:generator>
  </office:meta>
</office:document-meta>
</file>